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 style:family="table-column">
      <style:table-column-properties fo:break-before="auto" style:column-width="0.7189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82" style:family="table-column">
      <style:table-column-properties fo:break-before="auto" style:column-width="1.5937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1.6252in"/>
    </style:style>
    <style:style style:name="co137" style:family="table-column">
      <style:table-column-properties fo:break-before="auto" style:column-width="0.539in"/>
    </style:style>
    <style:style style:name="co138" style:family="table-column">
      <style:table-column-properties fo:break-before="auto" style:column-width="3.0937in"/>
    </style:style>
    <style:style style:name="co139" style:family="table-column">
      <style:table-column-properties fo:break-before="auto" style:column-width="0.9244in"/>
    </style:style>
    <style:style style:name="co140" style:family="table-column">
      <style:table-column-properties fo:break-before="auto" style:column-width="0.7984in"/>
    </style:style>
    <style:style style:name="co141" style:family="table-column">
      <style:table-column-properties fo:break-before="auto" style:column-width="1.198in"/>
    </style:style>
    <style:style style:name="co142" style:family="table-column">
      <style:table-column-properties fo:break-before="auto" style:column-width="0.7366in"/>
    </style:style>
    <style:style style:name="co143" style:family="table-column">
      <style:table-column-properties fo:break-before="auto" style:column-width="1.7244in"/>
    </style:style>
    <style:style style:name="ro4" style:family="table-row">
      <style:table-row-properties style:row-height="0.9535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 style:family="table-row">
      <style:table-row-properties style:row-height="0.1953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7665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67" style:family="table-row">
      <style:table-row-properties style:row-height="3.1925in" fo:break-before="auto" style:use-optimal-row-height="true"/>
    </style:style>
    <style:style style:name="ro68" style:family="table-row">
      <style:table-row-properties style:row-height="2.0728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3783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8189in" fo:break-before="auto" style:use-optimal-row-height="true"/>
    </style:style>
    <style:style style:name="ro74"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86" style:family="table-row">
      <style:table-row-properties style:row-height="2.2591in" fo:break-before="auto" style:use-optimal-row-height="true"/>
    </style:style>
    <style:style style:name="ro92" style:family="table-row">
      <style:table-row-properties style:row-height="2.4457in" fo:break-before="auto" style:use-optimal-row-height="true"/>
    </style:style>
    <style:style style:name="ro93" style:family="table-row">
      <style:table-row-properties style:row-height="1.4209in" fo:break-before="auto" style:use-optimal-row-height="false"/>
    </style:style>
    <style:style style:name="ro94" style:family="table-row">
      <style:table-row-properties style:row-height="1.0791in" fo:break-before="auto" style:use-optimal-row-height="false"/>
    </style:style>
    <style:style style:name="ro95" style:family="table-row">
      <style:table-row-properties style:row-height="0.3937in" fo:break-before="auto" style:use-optimal-row-height="true"/>
    </style:style>
    <style:style style:name="ro96" style:family="table-row">
      <style:table-row-properties style:row-height="2.1346in" fo:break-before="auto" style:use-optimal-row-height="true"/>
    </style:style>
    <style:style style:name="ro97" style:family="table-row">
      <style:table-row-properties style:row-height="2.311in" fo:break-before="auto" style:use-optimal-row-height="tru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0.9327in" fo:break-before="auto" style:use-optimal-row-height="false"/>
    </style:style>
    <style:style style:name="ro103" style:family="table-row">
      <style:table-row-properties style:row-height="1.4in" fo:break-before="auto" style:use-optimal-row-height="false"/>
    </style:style>
    <style:style style:name="ro104" style:family="table-row">
      <style:table-row-properties style:row-height="1.5417in" fo:break-before="auto" style:use-optimal-row-height="false"/>
    </style:style>
    <style:style style:name="ro105" style:family="table-row">
      <style:table-row-properties style:row-height="1.6083in" fo:break-before="auto" style:use-optimal-row-height="false"/>
    </style:style>
    <style:style style:name="ro106" style:family="table-row">
      <style:table-row-properties style:row-height="1.3354in" fo:break-before="auto" style:use-optimal-row-height="false"/>
    </style:style>
    <style:style style:name="ro107" style:family="table-row">
      <style:table-row-properties style:row-height="2.5252in" fo:break-before="auto" style:use-optimal-row-height="false"/>
    </style:style>
    <style:style style:name="ro108" style:family="table-row">
      <style:table-row-properties style:row-height="2.2335in" fo:break-before="auto" style:use-optimal-row-height="false"/>
    </style:style>
    <style:style style:name="ro109" style:family="table-row">
      <style:table-row-properties style:row-height="2.2835in" fo:break-before="auto" style:use-optimal-row-height="false"/>
    </style:style>
    <style:style style:name="ro110" style:family="table-row">
      <style:table-row-properties style:row-height="2.2583in" fo:break-before="auto" style:use-optimal-row-height="false"/>
    </style:style>
    <style:style style:name="ro111" style:family="table-row">
      <style:table-row-properties style:row-height="2.2126in" fo:break-before="auto" style:use-optimal-row-height="false"/>
    </style:style>
    <style:style style:name="ro112" style:family="table-row">
      <style:table-row-properties style:row-height="1.3in" fo:break-before="auto" style:use-optimal-row-height="false"/>
    </style:style>
    <style:style style:name="ro113" style:family="table-row">
      <style:table-row-properties style:row-height="1.6165in" fo:break-before="auto" style:use-optimal-row-height="false"/>
    </style:style>
    <style:style style:name="ro114" style:family="table-row">
      <style:table-row-properties style:row-height="1.5272in" fo:break-before="auto" style:use-optimal-row-height="false"/>
    </style:style>
    <style:style style:name="ro115" style:family="table-row">
      <style:table-row-properties style:row-height="1.3417in" fo:break-before="auto" style:use-optimal-row-height="false"/>
    </style:style>
    <style:style style:name="ro116" style:family="table-row">
      <style:table-row-properties style:row-height="2.75in" fo:break-before="auto" style:use-optimal-row-height="false"/>
    </style:style>
    <style:style style:name="ro117" style:family="table-row">
      <style:table-row-properties style:row-height="1.2083in" fo:break-before="auto" style:use-optimal-row-height="false"/>
    </style:style>
    <style:style style:name="ro118" style:family="table-row">
      <style:table-row-properties style:row-height="4.0583in" fo:break-before="auto" style:use-optimal-row-height="false"/>
    </style:style>
    <style:style style:name="ro119" style:family="table-row">
      <style:table-row-properties style:row-height="4.5in" fo:break-before="auto" style:use-optimal-row-height="false"/>
    </style:style>
    <style:style style:name="ro120" style:family="table-row">
      <style:table-row-properties style:row-height="3.5in" fo:break-before="auto" style:use-optimal-row-height="false"/>
    </style:style>
    <style:style style:name="ro121" style:family="table-row">
      <style:table-row-properties style:row-height="4.4252in" fo:break-before="auto" style:use-optimal-row-height="false"/>
    </style:style>
    <style:style style:name="ro122" style:family="table-row">
      <style:table-row-properties style:row-height="2.6327in" fo:break-before="auto" style:use-optimal-row-height="true"/>
    </style:style>
    <style:style style:name="ro123" style:family="table-row">
      <style:table-row-properties style:row-height="3.8165in" fo:break-before="auto" style:use-optimal-row-height="false"/>
    </style:style>
    <style:style style:name="ro124" style:family="table-row">
      <style:table-row-properties style:row-height="3.7516in" fo:break-before="auto" style:use-optimal-row-height="true"/>
    </style:style>
    <style:style style:name="ro125" style:family="table-row">
      <style:table-row-properties style:row-height="5.3252in" fo:break-before="auto" style:use-optimal-row-height="false"/>
    </style:style>
    <style:style style:name="ro126" style:family="table-row">
      <style:table-row-properties style:row-height="4.1252in" fo:break-before="auto" style:use-optimal-row-height="true"/>
    </style:style>
    <style:style style:name="ro127" style:family="table-row">
      <style:table-row-properties style:row-height="3.3in" fo:break-before="auto" style:use-optimal-row-height="false"/>
    </style:style>
    <style:style style:name="ro128" style:family="table-row">
      <style:table-row-properties style:row-height="1.0835in" fo:break-before="auto" style:use-optimal-row-height="false"/>
    </style:style>
    <style:style style:name="ro129" style:family="table-row">
      <style:table-row-properties style:row-height="1.3583in" fo:break-before="auto" style:use-optimal-row-height="false"/>
    </style:style>
    <style:style style:name="ro130" style:family="table-row">
      <style:table-row-properties style:row-height="1.2665in" fo:break-before="auto" style:use-optimal-row-height="false"/>
    </style:style>
    <style:style style:name="ro131" style:family="table-row">
      <style:table-row-properties style:row-height="1.252in" fo:break-before="auto" style:use-optimal-row-height="false"/>
    </style:style>
    <style:style style:name="ro132" style:family="table-row">
      <style:table-row-properties style:row-height="0.1583in" fo:break-before="auto" style:use-optimal-row-height="false"/>
    </style:style>
    <style:style style:name="ro133" style:family="table-row">
      <style:table-row-properties style:row-height="1.5209in" fo:break-before="auto" style:use-optimal-row-height="false"/>
    </style:style>
    <style:style style:name="ro134" style:family="table-row">
      <style:table-row-properties style:row-height="1.7083in" fo:break-before="auto" style:use-optimal-row-height="false"/>
    </style:style>
    <style:style style:name="ro135" style:family="table-row">
      <style:table-row-properties style:row-height="1.3854in" fo:break-before="auto" style:use-optimal-row-height="false"/>
    </style:style>
    <style:style style:name="ro136"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137" style:family="table-row">
      <style:table-row-properties style:row-height="1.0209in" fo:break-before="auto" style:use-optimal-row-height="false"/>
    </style:style>
    <style:style style:name="ro138" style:family="table-row">
      <style:table-row-properties style:row-height="0.8854in" fo:break-before="auto" style:use-optimal-row-height="false"/>
    </style:style>
    <style:style style:name="ro139" style:family="table-row">
      <style:table-row-properties style:row-height="0.9063in" fo:break-before="auto" style:use-optimal-row-height="false"/>
    </style:style>
    <style:style style:name="ro142" style:family="table-row">
      <style:table-row-properties style:row-height="0.2118in" fo:break-before="auto" style:use-optimal-row-height="true"/>
    </style:style>
    <style:style style:name="ro143" style:family="table-row">
      <style:table-row-properties style:row-height="0.2173in" fo:break-before="auto" style:use-optimal-row-height="true"/>
    </style:style>
    <style:style style:name="ro144" style:family="table-row">
      <style:table-row-properties style:row-height="1.6417in" fo:break-before="auto" style:use-optimal-row-height="false"/>
    </style:style>
    <style:style style:name="ro145"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8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0" style:family="table-cell" style:parent-style-name="Excel_20_Built-in_20_Normal">
      <style:table-cell-properties fo:background-color="#ff0000" style:text-align-source="fix" style:repeat-content="false"/>
      <style:paragraph-properties fo:text-align="justify" fo:margin-left="0in"/>
    </style:style>
    <style:style style:name="ce191" style:family="table-cell" style:parent-style-name="Excel_20_Built-in_20_Normal">
      <style:table-cell-properties fo:background-color="#ccffff" style:text-align-source="fix" style:repeat-content="false"/>
      <style:paragraph-properties fo:text-align="justify" fo:margin-left="0in"/>
    </style:style>
    <style:style style:name="ce192" style:family="table-cell" style:parent-style-name="Excel_20_Built-in_20_Normal">
      <style:table-cell-properties style:text-align-source="fix" style:repeat-content="false" fo:background-color="transparent"/>
      <style:paragraph-properties fo:text-align="justify" fo:margin-left="0in"/>
    </style:style>
    <style:style style:name="ce19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7"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default-cell-style-name="ce1"/>
        <table:table-column table:style-name="co1" table:default-cell-style-name="ce1"/>
        <table:table-column table:style-name="co132" table:default-cell-style-name="ce1"/>
        <table:table-column table:style-name="co1" table:default-cell-style-name="ce1"/>
        <table:table-column table:style-name="co133"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34" table:default-cell-style-name="ce1"/>
        <table:table-column table:style-name="co135"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row table:style-name="ro1">
          <table:table-cell table:number-columns-repeated="1024"/>
        </table:table-row>
        <table:table-row table:style-name="ro142">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2">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2">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2">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2">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9">
            <text:p>9.00</text:p>
          </table:table-cell>
          <table:table-cell table:style-name="ce166" office:value-type="float" office:value="8">
            <text:p>8.00</text:p>
          </table:table-cell>
          <table:table-cell table:style-name="ce154" office:value-type="float" office:value="1">
            <text:p>1.0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30">
            <text:p>30.00</text:p>
          </table:table-cell>
          <table:table-cell table:style-name="ce166" office:value-type="float" office:value="30">
            <text:p>30.00</text:p>
          </table:table-cell>
          <table:table-cell table:style-name="ce154" office:value-type="float" office:value="0">
            <text:p>0.00</text:p>
          </table:table-cell>
          <table:table-cell table:number-columns-repeated="2"/>
          <table:table-cell office:value-type="string">
            <text:p>Defect</text:p>
          </table:table-cell>
          <table:table-cell table:style-name="ce170"/>
          <table:table-cell table:number-columns-repeated="1011"/>
        </table:table-row>
        <table:table-row table:style-name="ro142">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3">
            <text:p>3.00</text:p>
          </table:table-cell>
          <table:table-cell table:style-name="ce154" office:value-type="float" office:value="0">
            <text:p>0.00</text:p>
          </table:table-cell>
          <table:table-cell table:style-name="ce154" office:value-type="float" office:value="3">
            <text:p>3.00</text:p>
          </table:table-cell>
          <table:table-cell table:number-columns-repeated="2"/>
          <table:table-cell office:value-type="string">
            <text:p>Enhancements</text:p>
          </table:table-cell>
          <table:table-cell table:style-name="ce160"/>
          <table:table-cell table:number-columns-repeated="1011"/>
        </table:table-row>
        <table:table-row table:style-name="ro142">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42">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42">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42">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22"/>
          <table:table-cell table:style-name="ce24" table:number-columns-repeated="5"/>
          <table:table-cell table:number-columns-repeated="3"/>
          <table:table-cell table:style-name="ce184" office:value-type="string">
            <text:p>Internet Explorer</text:p>
          </table:table-cell>
          <table:table-cell/>
          <table:table-cell table:style-name="ce184" office:value-type="string">
            <text:p>Mozilla Firefox</text:p>
          </table:table-cell>
          <table:table-cell/>
          <table:table-cell table:style-name="ce184" office:value-type="string">
            <text:p>Google Chrome</text:p>
          </table:table-cell>
          <table:table-cell table:number-columns-repeated="998"/>
        </table:table-row>
        <table:table-row table:style-name="ro142">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7" office:value-type="string">
            <text:p>Automatable</text:p>
          </table:table-cell>
          <table:table-cell table:style-name="ce177" office:value-type="string">
            <text:p>Automated</text:p>
          </table:table-cell>
          <table:table-cell table:style-name="ce182" office:value-type="string">
            <text:p>Result</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number-columns-repeated="997"/>
        </table:table-row>
        <table:table-row table:style-name="ro142">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table:formula="of:=SUM([.E6:.E10])"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13">
            <text:p>13</text:p>
          </table:table-cell>
          <table:table-cell table:style-name="ce180" table:formula="of:=COUNTIF([Channels_Login.J2:.J30];&quot;YES&quot;)" office:value-type="float" office:value="9">
            <text:p>9</text:p>
          </table:table-cell>
          <table:table-cell table:style-name="ce183"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42">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3">
            <text:p>33</text:p>
          </table:table-cell>
          <table:table-cell table:style-name="ce178" table:formula="of:=COUNTIF([Home_Page.J2:.J71];&quot;YES&quot;)" office:value-type="float" office:value="30">
            <text:p>30</text:p>
          </table:table-cell>
          <table:table-cell table:style-name="ce183"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table:style-name="ce183"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table:style-name="ce183"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table:formula="of:=SUM([.E30:.E34])" office:value-type="float" office:value="27">
            <text:p>27</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table:style-name="ce183"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table:style-name="ce183"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table:style-name="ce183"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42">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table:formula="of:=SUM([.E48:.E52])" office:value-type="float" office:value="93">
            <text:p>93</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92">
            <text:p>92</text:p>
          </table:table-cell>
          <table:table-cell table:style-name="ce178" table:formula="of:=COUNTIF([Task_and_Flow_Panel.J2:.J120];&quot;YES&quot;)" office:value-type="float" office:value="78">
            <text:p>78</text:p>
          </table:table-cell>
          <table:table-cell office:value-type="float" office:value="50">
            <text:p>50</text:p>
          </table:table-cell>
          <table:table-cell table:formula="of:=COUNTIF([Task_and_Flow_Panel.R2:.R208];&quot;YES&quot;)" office:value-type="float" office:value="87">
            <text:p>87</text:p>
          </table:table-cell>
          <table:table-cell table:formula="of:=COUNTIF([Task_and_Flow_Panel.R2:.R208];&quot;NO&quot;)" office:value-type="float" office:value="4">
            <text:p>4</text:p>
          </table:table-cell>
          <table:table-cell table:formula="of:=COUNTIF([Task_and_Flow_Panel.S2:.S208];&quot;YES&quot;)" office:value-type="float" office:value="0">
            <text:p>0</text:p>
          </table:table-cell>
          <table:table-cell table:formula="of:=COUNTIF([Task_and_Flow_Panel.S2:.S208];&quot;NO&quot;)" office:value-type="float" office:value="0">
            <text:p>0</text:p>
          </table:table-cell>
          <table:table-cell table:formula="of:=COUNTIF([Task_and_Flow_Panel.T2:.T208];&quot;YES&quot;)" office:value-type="float" office:value="0">
            <text:p>0</text:p>
          </table:table-cell>
          <table:table-cell table:formula="of:=COUNTIF([Task_and_Flow_Panel.T2:.T208];&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table:formula="of:=SUM([.E54:.E58])" office:value-type="float" office:value="195">
            <text:p>195</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48">
            <text:p>148</text:p>
          </table:table-cell>
          <table:table-cell table:style-name="ce180"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table:style-name="ce183"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13">
            <text:p>13</text:p>
          </table:table-cell>
          <table:table-cell table:style-name="ce178"/>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42">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3" office:value-type="string">
            <text:p>Total</text:p>
          </table:table-cell>
          <table:table-cell table:style-name="ce174" table:formula="of:=SUM([.N16:.N30])" office:value-type="float" office:value="553">
            <text:p>553</text:p>
          </table:table-cell>
          <table:table-cell table:style-name="ce174" table:formula="of:=SUM([.O16:.O30])" office:value-type="float" office:value="459">
            <text:p>459</text:p>
          </table:table-cell>
          <table:table-cell table:style-name="ce174" table:formula="of:=SUM([.P16:.P30])" office:value-type="float" office:value="70">
            <text:p>70</text:p>
          </table:table-cell>
          <table:table-cell table:style-name="ce174" office:value-type="float" office:value="0">
            <text:p>0</text:p>
          </table:table-cell>
          <table:table-cell table:style-name="ce174" office:value-type="float" office:value="0">
            <text:p>0</text:p>
          </table:table-cell>
          <table:table-cell table:style-name="ce179" table:formula="of:=SUM([.S16:.S30])" office:value-type="float" office:value="416">
            <text:p>416</text:p>
          </table:table-cell>
          <table:table-cell table:style-name="ce181" table:formula="of:=SUM([.T16:.T30])" office:value-type="float" office:value="335">
            <text:p>335</text:p>
          </table:table-cell>
          <table:table-cell table:formula="of:=SUM([.U16:.U30])" office:value-type="float" office:value="276">
            <text:p>276</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Task_and_Flow_Panel.B2:.B157];&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Task_and_Flow_Panel.B2:.B157];&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Task_and_Flow_Panel.B2:.B157];&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Task_and_Flow_Panel.B2:.B157];&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Task_and_Flow_Panel.B2:.B157];&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3">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42">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42">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42">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number-columns-repeated="8"/>
          <table:table-cell table:number-columns-repeated="1015"/>
        </table:table-row>
        <table:table-row table:style-name="ro1">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1">
          <table:table-cell table:number-columns-repeated="3"/>
          <table:table-cell table:style-name="ce158"/>
          <table:table-cell table:style-name="ce163"/>
          <table:table-cell table:number-columns-repeated="1019"/>
        </table:table-row>
        <table:table-row table:style-name="ro1">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63" table:formula="of:=SUM([.E98:.E102])" office:value-type="float" office:value="553">
            <text:p>553</text:p>
          </table:table-cell>
          <table:table-cell table:number-columns-repeated="1019"/>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5">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text:p>PAS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text:p>NOT RUN</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ext:p>NOT RUN</text:p>
          </table:table-cell>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9">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4">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text:p>PAS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FAIL</text:p>
          </table:table-cell>
          <table:table-cell table:style-name="ce38">
            <text:p/>
          </table:table-cell>
          <table:table-cell table:style-name="ce38">
            <text:p>Verification Failed Expected 'A new password has been emailed to you. Actual</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NOT RUN</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text:p>NOT RUN</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ext:p>NOT RUN</text:p>
          </table:table-cell>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7">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4">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Home_Page" table:style-name="ta1">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default-cell-style-name="ce39"/>
        <table:table-column table:style-name="co27" table:default-cell-style-name="ce39"/>
        <table:table-column table:style-name="co27"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default-cell-style-name="ce39"/>
        <table:table-column table:style-name="co27" table:visibility="collapse"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9">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1">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2">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text:p>NOT RUN</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5">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text:p>PAS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9">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30">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text:p>NOT RUN</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text:p>PAS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4">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text:p>PAS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8">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text:p>PAS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text:p>PAS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4">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6">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text:p>PAS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7">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1">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text:p>NOT RUN</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2">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text:p>NOT RUN</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2">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1">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text:p>NOT RUN</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1">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text:p>NOT RUN</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3">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text:p>NOT RUN</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text:p>NOT RUN</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text:p>NOT RUN</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62">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text:p>NOT RUN</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hannels_Admin" table:style-name="ta1">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default-cell-style-name="ce57"/>
        <table:table-column table:style-name="co27" table:default-cell-style-name="ce57"/>
        <table:table-column table:style-name="co27"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35" table:default-cell-style-name="ce57"/>
        <table:table-column table:style-name="co36" table:default-cell-style-name="ce57"/>
        <table:table-column table:style-name="co24"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24"/>
        <table:table-column table:style-name="co23" table:default-cell-style-name="ce24"/>
        <table:table-row table:style-name="ro6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0">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text:p>PAS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text:p>PAS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text:p>NOT RUN</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4">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5">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text:p>PAS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text:p>NOT RUN</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text:p>NOT RUN</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text:p>NOT RUN</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text:p>NOT RUN</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2">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text:p>PAS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text:p>PAS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text:p>PAS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8">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text:p>NOT RUN</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9">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text:p>NOT RUN</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11">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text:p>NOT RUN</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table-cell table:number-columns-repeated="2"/>
          <table:table-cell table:style-name="ce64" table:number-columns-repeated="2"/>
          <table:table-cell/>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number-columns-repeated="9"/>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51" table:default-cell-style-name="ce1"/>
        <table:table-column table:style-name="co52" table:default-cell-style-name="ce1"/>
        <table:table-column table:style-name="co2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5">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4">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5">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9">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table-cell table:number-columns-repeated="3"/>
          <table:table-cell table:style-name="ce24"/>
          <table:table-cell table:number-columns-repeated="1019"/>
        </table:table-row>
        <table:table-row table:style-name="ro1">
          <table:table-cell/>
          <table:table-cell table:number-columns-repeated="3"/>
          <table:table-cell table:style-name="ce24"/>
          <table:table-cell/>
          <table:table-cell table:style-name="ce24"/>
          <table:table-cell table:number-columns-repeated="1017"/>
        </table:table-row>
        <table:table-row table:style-name="ro1">
          <table:table-cell/>
          <table:table-cell table:number-columns-repeated="3"/>
          <table:table-cell table:style-name="ce24"/>
          <table:table-cell/>
          <table:table-cell table:style-name="ce24"/>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hannels_Command_Execution" table:style-name="ta1">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6" table:default-cell-style-name="ce92"/>
        <table:table-column table:style-name="co67" table:default-cell-style-name="ce92"/>
        <table:table-column table:style-name="co24"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0">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8">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text:p>FAIL</text:p>
          </table:table-cell>
          <table:table-cell table:style-name="ce39">
            <text:p>java.lang.Long cannot be cast to java.lang.String</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11">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6">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Remove this segment"}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1">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text:p>PAS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1">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part:task"}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text:p>FAIL</text:p>
          </table:table-cell>
          <table:table-cell table:style-name="ce39">
            <text:p>Element is no longer attached to the DOM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text:p>PAS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8">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8">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8">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8">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ollaboration_Panel" table:style-name="ta1">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8">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3">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text:p>NOT RUN</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62">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show all messages Actual hide inactive users</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text:p>FAIL</text:p>
          </table:table-cell>
          <table:table-cell table:style-name="ce39">
            <text:p>Unable to locate element: {"method":"link text"|"selector":"hide broadcasts"}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span/div/div/div[2]/div/div/a[2]/span"}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span/div/div/div[2]/div/div/a[2]/span"}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8">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ocial:tabs:panel:newMessage:text"}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Plan_and_Segment_Bar" table:style-name="ta1">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default-cell-style-name="ce71"/>
        <table:table-column table:style-name="co34" table:visibility="collapse" table:default-cell-style-name="ce71"/>
        <table:table-column table:style-name="co34" table:visibility="collapse" table:default-cell-style-name="ce71"/>
        <table:table-column table:style-name="co34" table:visibility="collapse" table:default-cell-style-name="ce71"/>
        <table:table-column table:style-name="co34" table:visibility="collapse" table:default-cell-style-name="ce71"/>
        <table:table-column table:style-name="co80" table:default-cell-style-name="ce71"/>
        <table:table-column table:style-name="co81" table:default-cell-style-name="ce71"/>
        <table:table-column table:style-name="co2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65"/>
        <table:table-column table:style-name="co23" table:default-cell-style-name="ce65"/>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0">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ext:p>NOT RUN</text:p>
          </table:table-cell>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8">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4">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ext:p>NOT RUN</text:p>
          </table:table-cell>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4">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5">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6">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text:p>PAS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10">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0">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0">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ext:p>NOT RUN</text:p>
          </table:table-cell>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3">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text:p>NOT RUN</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3">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text:p>NOT RUN</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6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Task_and_Flow_Panel" table:style-name="ta1">
        <table:table-column table:style-name="co82" table:default-cell-style-name="ce101"/>
        <table:table-column table:style-name="co69" table:default-cell-style-name="ce101"/>
        <table:table-column table:style-name="co136" table:default-cell-style-name="ce189"/>
        <table:table-column table:style-name="co137" table:default-cell-style-name="ce101"/>
        <table:table-column table:style-name="co138"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139" table:default-cell-style-name="ce101"/>
        <table:table-column table:style-name="co34" table:default-cell-style-name="ce101"/>
        <table:table-column table:style-name="co140"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141" table:visibility="collapse" table:default-cell-style-name="ce101"/>
        <table:table-column table:style-name="co142" table:visibility="collapse" table:default-cell-style-name="ce101"/>
        <table:table-column table:style-name="co35" table:default-cell-style-name="ce101"/>
        <table:table-column table:style-name="co143"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62">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4">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5">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FAIL</text:p>
          </table:table-cell>
          <table:table-cell table:style-name="ce39">
            <text:p>Verification Failed Expected 'Sends'  Actual Notified of "receives informations" by Somebody.</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8">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12_TaskIsOperational</text:p>
          </table:table-cell>
          <table:table-cell table:style-name="ce38" office:value-type="string">
            <text:p>L0</text:p>
          </table:table-cell>
          <table:table-cell table:style-name="ce18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9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text:p>NOT RUN</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6">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2">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part:initiatedEvent"}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8">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4">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doc_Reference"}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8" office:value-type="string">
            <text:p>TFP038</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62">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8" office:value-type="string">
            <text:p>TFP050</text:p>
          </table:table-cell>
          <table:table-cell table:style-name="ce82"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0">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indices-table"}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text:p>FAIL</text:p>
          </table:table-cell>
          <table:table-cell table:style-name="ce39">
            <text:p>Unable to locate element: {"method":"link text"|"selector":"Add info received"} System info: os.name: 'Windows Server 2008 R2'| os.arch: 'x86'| os.version: '6.1'| java.version: '1.6.0_23' Driver info: driver.version: RemoteWebDriver</text:p>
          </table:table-cell>
          <table:table-cell table:style-name="ce39">
            <text:p>D:\ChannelsWorkspace\channels\Mind-AllianceAutomationFramework\Logs\2011_09_27_19_16_23\Errors\TFP056_AddInfoReceiveSendIntent.logs</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85" office:value-type="string">
            <text:p>TFP058_NotificationOption</text:p>
          </table:table-cell>
          <table:table-cell table:style-name="ce185" office:value-type="string">
            <text:p>L1</text:p>
          </table:table-cell>
          <table:table-cell table:style-name="ce188" office:value-type="string">
            <text:p>Notification&lt;options&gt;</text:p>
          </table:table-cell>
          <table:table-cell table:style-name="ce185"/>
          <table:table-cell table:style-name="ce18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5"/>
          <table:table-cell table:style-name="ce191" office:value-type="string">
            <text:p>-Verify that when notification selected then instruction get diabled</text:p>
          </table:table-cell>
          <table:table-cell table:style-name="ce185"/>
          <table:table-cell table:style-name="ce185" office:value-type="string">
            <text:p>PASS</text:p>
          </table:table-cell>
          <table:table-cell table:style-name="ce185">
            <text:p>FAIL</text:p>
          </table:table-cell>
          <table:table-cell table:style-name="ce185">
            <text:p>Unable to locate element: {"method":"xpath"|"selector":"/html/body/form/span/div/div[3]/div[3]/div[2]/div/div/div/table/tbody/tr[5]/td/span/lable/input"} System info: os.name: 'Windows Server 2008 R2'| os.arch: 'x86'| os.version: '6.1'| java.version: '1.6.0_23' Driver info: driver.version: RemoteWebDriver</text:p>
          </table:table-cell>
          <table:table-cell table:style-name="ce185">
            <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1">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9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3]/div[2]/div/div/div/table/tbody/tr[5]/td/span/lable[2]/input"}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92" office:value-type="string">
            <text:p>-Verify that information flow details gets minimiz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9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86"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92" office:value-type="string">
            <text:p>-Verfiy that details can be entered and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185" office:value-type="string">
            <text:p>TFP068</text:p>
          </table:table-cell>
          <table:table-cell table:style-name="ce185" office:value-type="string">
            <text:p>L1</text:p>
          </table:table-cell>
          <table:table-cell table:style-name="ce188" office:value-type="string">
            <text:p>Senders task</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Senders task link</text:p>
          </table:table-cell>
          <table:table-cell table:style-name="ce185"/>
          <table:table-cell table:style-name="ce191" office:value-type="string">
            <text:p>-Verify that information flow details gets minimized</text:p>
            <text:p>-Verify that pointer moves to sender task in add info send</text:p>
          </table:table-cell>
          <table:table-cell table:style-name="ce185"/>
          <table:table-cell table:style-name="ce185" office:value-type="string">
            <text:p>PASS</text:p>
          </table:table-cell>
          <table:table-cell table:style-name="ce185">
            <text:p>NOT RUN</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0">
          <table:table-cell table:style-name="ce185" office:value-type="string">
            <text:p>TFP069</text:p>
          </table:table-cell>
          <table:table-cell table:style-name="ce185" office:value-type="string">
            <text:p>L1</text:p>
          </table:table-cell>
          <table:table-cell table:style-name="ce188" office:value-type="string">
            <text:p>terminates after notifying</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5"/>
          <table:table-cell table:style-name="ce191" office:value-type="string">
            <text:p>-Verify that (stop) is displayed on flow</text:p>
          </table:table-cell>
          <table:table-cell table:style-name="ce185"/>
          <table:table-cell table:style-name="ce185" office:value-type="string">
            <text:p>PASS</text:p>
          </table:table-cell>
          <table:table-cell table:style-name="ce185">
            <text:p>NOT RUN</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44">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96" table:number-columns-repeated="1002"/>
          <table:table-cell table:style-name="ce54" table:number-columns-repeated="2"/>
        </table:table-row>
        <table:table-row table:style-name="ro4">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92"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9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icon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0">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8" office:value-type="string">
            <text:p>TFP079</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0">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FAIL</text:p>
          </table:table-cell>
          <table:table-cell table:style-name="ce39">
            <text:p>Verification Failed Expected 'Menu'  Actual</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type"}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tags:tags"}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severity"}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remediation"}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name"}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91</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0">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45">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45">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45">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45">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
          <table:table-cell office:value-type="string">
            <text:p>TFP099</text:p>
          </table:table-cell>
          <table:table-cell table:style-name="ce39"/>
          <table:table-cell table:style-name="ce60"/>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62">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4">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62">
          <table:table-cell/>
          <table:table-cell table:number-columns-repeated="1"/>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table-cell table:number-columns-repeated="1"/>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62">
          <table:table-cell/>
          <table:table-cell table:number-columns-repeated="1"/>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table-cell table:number-columns-repeated="1"/>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Entities" table:style-name="ta3">
        <table:table-column table:style-name="co29" table:default-cell-style-name="ce134"/>
        <table:table-column table:style-name="co29"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default-cell-style-name="ce134"/>
        <table:table-column table:style-name="co29" table:visibility="collapse" table:default-cell-style-name="ce134"/>
        <table:table-column table:style-name="co29" table:visibility="collapse" table:default-cell-style-name="ce134"/>
        <table:table-column table:style-name="co99" table:default-cell-style-name="ce134"/>
        <table:table-column table:style-name="co100" table:default-cell-style-name="ce134"/>
        <table:table-column table:style-name="co24"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3" table:default-cell-style-name="ce134"/>
        <table:table-row table:style-name="ro18">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8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text:p>PAS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text:p>FAIL</text:p>
          </table:table-cell>
          <table:table-cell table:style-name="ce84">
            <text:p>Verification Failed. Expected 'This is an Description' Actual 'This is a Description'</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xpath"|"selector":"/html/body/form/div[4]/div/div[2]/div[2]/span/span[2]/h3/span[2]/span/a/span"}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PAS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FAIL</text:p>
          </table:table-cell>
          <table:table-cell table:style-name="ce84">
            <text:p>Unable to locate element: {"method":"xpath"|"selector":"/html/body/form/div[3]/div/div[2]/div[2]/div/table/tbody/tr[5]/td/span/div/ul/li[2]/span/span/a/span"}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text:p>PAS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text:p>NOT RUN</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text:p>NOT RUN</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text:p>PAS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text:p>NOT RUN</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3">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contact:channels:editable-container:channels:0:address"} System info: os.name: 'Windows Server 2008 R2'| os.arch: 'x86'| os.version: '6.1'| java.version: '1.6.0_23' Driver info: driver.version: RemoteWebDriver</text:p>
          </table:table-cell>
          <table:table-cell table:style-name="ce84">
            <text:p>D:\ChannelsWorkspace\channels\Mind-AllianceAutomationFramework\Logs\2011_09_27_19_16_23\Errors\TE024_UpdateAgentContactInfo.logs</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text:p>FAIL</text:p>
          </table:table-cell>
          <table:table-cell table:style-name="ce84">
            <text:p>Element is disabled and so may not be used for actions</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text:p>PAS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text:p>FAIL</text:p>
          </table:table-cell>
          <table:table-cell table:style-name="ce84">
            <text:p>Element is disabled and so may not be used for actions</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text:p>FAIL</text:p>
          </table:table-cell>
          <table:table-cell table:style-name="ce84">
            <text:p>Element is disabled and so may not be used for actions</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FAIL</text:p>
          </table:table-cell>
          <table:table-cell table:style-name="ce82">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2">
            <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text:p>PAS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text:p>FAIL</text:p>
          </table:table-cell>
          <table:table-cell table:style-name="ce82">
            <text:p>Unable to locate element: {"method":"xpath"|"selector":"/html/body/form/div[13]/span/span[2]/span/span"} System info: os.name: 'Windows Server 2008 R2'| os.arch: 'x86'| os.version: '6.1'| java.version: '1.6.0_23' Driver info: driver.version: RemoteWebDriver</text:p>
          </table:table-cell>
          <table:table-cell table:style-name="ce82">
            <text:p>D:\ChannelsWorkspace\channels\Mind-AllianceAutomationFramework\Logs\2011_09_27_19_16_23\Errors\TE049_AttachInvalidURLToLocale.logs</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4">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text:p>NOT RUN</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text:p>NOT RUN</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text:p>FAIL</text:p>
          </table:table-cell>
          <table:table-cell table:style-name="ce82">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2">
            <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FAIL</text:p>
          </table:table-cell>
          <table:table-cell table:style-name="ce82">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2">
            <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attachments:container:controls:name"}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segment:sends:flows-div:flows:0:flow:channel-row:channels:editable-container:channels:0:medium"} System info: os.name: 'Windows Server 2008 R2'| os.arch: 'x86'|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text:p>NOT RUN</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text:p>PAS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text:p>PAS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his is description'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All events"}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8">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text:p>PAS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6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text:p>PAS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text:p>PAS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text:p>FAIL</text:p>
          </table:table-cell>
          <table:table-cell table:style-name="ce39">
            <text:p>Verification Failed Expected 'Phase 1'  Actual Phase 1</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10">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div[4]/div/div[2]/div[2]/table/tbody/tr[5]/td/span/div/ul/li/a/img"}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text:p>PAS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text:p>PAS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2011/09/27 22:34:06' Actual 2011/09/27 20:23:41</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Verification Failed. Expected 'www.google.com' Actual ''</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itle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text:p>FAIL</text:p>
          </table:table-cell>
          <table:table-cell table:style-name="ce39">
            <text:p>Element is no longer attached to the DOM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text:p>FAIL</text:p>
          </table:table-cell>
          <table:table-cell table:style-name="ce39">
            <text:p>Element is no longer attached to the DOM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Agent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Supervisor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5">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2"/>
          <table:table-cell table:style-name="ce93">
            <text:p>NOT RUN</text:p>
          </table:table-cell>
          <table:table-cell table:style-name="ce93" table:number-columns-repeated="2"/>
          <table:table-cell table:style-name="ce142" table:number-columns-repeated="13"/>
          <table:table-cell table:style-name="ce146" table:number-columns-repeated="999"/>
        </table:table-row>
        <table:table-row table:style-name="ro95">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2"/>
          <table:table-cell table:style-name="ce93">
            <text:p>NOT RUN</text:p>
          </table:table-cell>
          <table:table-cell table:style-name="ce93" table:number-columns-repeated="2"/>
          <table:table-cell table:style-name="ce142" table:number-columns-repeated="13"/>
          <table:table-cell table:style-name="ce146" table:number-columns-repeated="999"/>
        </table:table-row>
        <table:table-row table:style-name="ro66">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86">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2">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0">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6">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ext:p>NOT RUN</text:p>
          </table:table-cell>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3">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text:p>NOT RUN</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6">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text:p>NOT RUN</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7">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text:p>NOT RUN</text:p>
          </table:table-cell>
          <table:table-cell table:number-columns-repeated="6"/>
          <table:table-cell office:value-type="string">
            <text:p>YES</text:p>
          </table:table-cell>
          <table:table-cell table:number-columns-repeated="100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Information_Flow_map" table:style-name="ta1">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3">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column table:style-name="co34" table:default-cell-style-name="Default"/>
        <table:table-column table:style-name="co34" table:default-cell-style-name="Default"/>
        <table:table-column table:style-name="co23" table:default-cell-style-name="Default"/>
        <table:table-row table:style-name="ro10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3">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text:p>PAS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9">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5">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8">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text:p>NOT RUN</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62">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6">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style-name="ce1"/>
          <table:table-cell/>
          <table:table-cell table:style-name="ce1" table:number-columns-repeated="22"/>
          <table:table-cell table:number-columns-repeated="1000"/>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style-name="ce24" table:number-columns-repeated="11"/>
          <table:table-cell table:number-columns-repeated="1012"/>
        </table:table-row>
        <table:table-row table:style-name="ro1">
          <table:table-cell/>
          <table:table-cell table:style-name="ce24" table:number-columns-repeated="11"/>
          <table:table-cell table:number-columns-repeated="1012"/>
        </table:table-row>
        <table:table-row table:style-name="ro1">
          <table:table-cell/>
          <table:table-cell table:style-name="ce24" table:number-columns-repeated="11"/>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Assignments_And_Commitments" table:style-name="ta1">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7">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8">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8">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9">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0">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1">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2">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3">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4">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5">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6">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2">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6">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62">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7">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128">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29">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text:p>NOT RUN</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30">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32">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01"/>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Issue_Summary_Report" table:style-name="ta4">
        <table:table-column table:style-name="co65" table:default-cell-style-name="ce24"/>
        <table:table-column table:style-name="co65"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default-cell-style-name="ce24"/>
        <table:table-column table:style-name="co65" table:default-cell-style-name="ce24"/>
        <table:table-column table:style-name="co130" table:default-cell-style-name="ce24"/>
        <table:table-column table:style-name="co65" table:default-cell-style-name="ce24"/>
        <table:table-column table:style-name="co65"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113" table:default-cell-style-name="ce24"/>
        <table:table-column table:style-name="co114" table:default-cell-style-name="ce24"/>
        <table:table-column table:style-name="co24"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23" table:default-cell-style-name="ce24"/>
        <table:table-row table:style-name="ro4">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3">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text:p>PAS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text:p>PAS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text:p>PAS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97"/>
          <table:table-cell table:style-name="ce97" table:number-columns-repeated="1"/>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5">
          <table:table-cell table:style-name="ce97"/>
          <table:table-cell table:style-name="ce97" table:number-columns-repeated="1"/>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4">
          <table:table-cell table:style-name="ce97"/>
          <table:table-cell table:style-name="ce97" table:number-columns-repeated="1"/>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7">
          <table:table-cell table:style-name="ce97"/>
          <table:table-cell table:style-name="ce97" table:number-columns-repeated="1"/>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8">
          <table:table-cell table:style-name="ce97"/>
          <table:table-cell table:style-name="ce97" table:number-columns-repeated="1"/>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9">
          <table:table-cell table:style-name="ce97"/>
          <table:table-cell table:style-name="ce97" table:number-columns-repeated="1"/>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8">
          <table:table-cell table:style-name="ce97"/>
          <table:table-cell table:style-name="ce97" table:number-columns-repeated="1"/>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2">
          <table:table-cell table:style-name="ce140"/>
          <table:table-cell table:style-name="ce140" table:number-columns-repeated="1"/>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5">
          <table:table-cell table:style-name="ce97"/>
          <table:table-cell table:style-name="ce97" table:number-columns-repeated="1"/>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7">09/27/2011</text:date>, <text:time>11:34: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7T11:34:18.49</dc:date>
    <meta:editing-cycles>2529</meta:editing-cycles>
    <meta:editing-duration>PT168H05M24S</meta:editing-duration>
    <meta:document-statistic meta:table-count="18" meta:cell-count="7717" meta:object-count="0"/>
  </office:meta>
</office:document-meta>
</file>